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Class, creation (1/3)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At creation</text:span></text:p>
            <text:p text:style-name="P1"><text:span text:style-name="T1">ID = Class ID, 1</text:span></text:p>
            <text:p text:style-name="P1"><text:span text:style-name="T1">Name = Class name, Armsman</text:span></text:p>
            <text:p text:style-name="P1"><text:span text:style-name="T1">Realm = Realm name, Albion</text:span></text:p>
            <text:p text:style-name="P1"><text:span text:style-name="T1">RealmId = See Constants, 1</text:span></text:p>
            <text:p text:style-name="P1"><text:span text:style-name="T1">Subclass = Subclass name, Fighter (classic only)</text:span></text:p>
            <text:p text:style-name="P1"><text:span text:style-name="T1">Multiplier = Spec points multiplier, 2.0</text:span></text:p>
            <text:p text:style-name="P1"><text:span text:style-name="T1">AbilitiesIds = Array of IDs for abilities, [12, 13, 14, </text:span><text:span text:style-name="T2">…]</text:span></text:p>
            <text:p text:style-name="P1"><text:span text:style-name="T2">SpecIds = Array of IDs for specs, [1, 2, 3, …]</text:span></text:p>
            <text:p text:style-name="P1"><text:span text:style-name="T2">RaIds = Array of IDs for realm abilities, [4, 5, 6, …]</text:span></text:p>
            <text:p text:style-name="P1"><text:span text:style-name="T2">MlIds = Array of IDs for master levels (2), [7, 8] (live only)</text:span></text:p>
            <text:p text:style-name="P1"><text:span text:style-name="T2">ClIds = Array of IDs for champion levels, [9, 10, 11, …] (live only)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layer Class, selection (2/3)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ID = Spec ID, 1</text:span></text:p>
            <text:p text:style-name="P1"><text:span text:style-name="T1">BaseName = Spec name, Body Destruction</text:span></text:p>
            <text:p text:style-name="P1"><text:span text:style-name="T1">SpecName = Realm name, Essence Manipulation</text:span></text:p>
            <text:p text:style-name="P1"><text:span text:style-name="T1">PlayerLevel = Level of PlayerClass, 50</text:span></text:p>
            <text:p text:style-name="P1"><text:span text:style-name="T1">SpecLevel = Level of Spec</text:span></text:p>
            <text:p text:style-name="P1"><text:span text:style-name="T1">Cost = Total cost of spec level</text:span></text:p>
            <text:p text:style-name="P1"><text:span text:style-name="T2">SpecIds = Array of IDs for specs [1, 2, 3, …]</text:span></text:p>
            <text:p text:style-name="P1"><text:span text:style-name="T2">RaIds = Array of IDs for realm abilities, [4, 5, 6, …]</text:span></text:p>
            <text:p text:style-name="P1"><text:span text:style-name="T2">MlIds = Array of IDs for master levels (2), [7, 8] (live only)</text:span></text:p>
            <text:p text:style-name="P1"><text:span text:style-name="T2">ClIds = Array of IDs for champion levels, [9, 10, 11, …] (live only)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09:31:31.737819762</meta:creation-date>
    <dc:date>2016-01-13T09:56:48.416813377</dc:date>
    <meta:editing-duration>PT10M6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